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Sequential Vers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.1664" calcext:value-type="float">
            <text:p>3.1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.13416" calcext:value-type="float">
            <text:p>3.13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.14282" calcext:value-type="float">
            <text:p>3.1428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3.14164" calcext:value-type="float">
            <text:p>3.1416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3.14192" calcext:value-type="float">
            <text:p>3.14192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500000000" calcext:value-type="float">
            <text:p>500000000</text:p>
          </table:table-cell>
          <table:table-cell office:value-type="float" office:value="3.14156" calcext:value-type="float">
            <text:p>3.14156</text:p>
          </table:table-cell>
          <table:table-cell office:value-type="float" office:value="10.77" calcext:value-type="float">
            <text:p>10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10:45:43.900448845</meta:creation-date>
    <meta:generator>LibreOffice/6.4.6.2$Linux_X86_64 LibreOffice_project/40$Build-2</meta:generator>
    <dc:date>2020-10-26T07:44:29.360483086</dc:date>
    <meta:editing-duration>P1DT20H40M18S</meta:editing-duration>
    <meta:editing-cycles>1</meta:editing-cycles>
    <meta:document-statistic meta:table-count="1" meta:cell-count="31" meta:object-count="0"/>
  </office:meta>
</office:document-meta>
</file>